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orization.getP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Author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addConfigElement( Config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horization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setPass( String 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Authorization( String url , String user , String pass , String domain ,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horization.toBasic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tion.expectsMod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